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ambria" svg:font-family="Cambria"/>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34cm"/>
    </style:style>
    <style:style style:name="co3" style:family="table-column">
      <style:table-column-properties fo:break-before="auto" style:column-width="0.326cm"/>
    </style:style>
    <style:style style:name="co4" style:family="table-column">
      <style:table-column-properties fo:break-before="auto" style:column-width="4.524cm"/>
    </style:style>
    <style:style style:name="co5" style:family="table-column">
      <style:table-column-properties fo:break-before="auto" style:column-width="0.381cm"/>
    </style:style>
    <style:style style:name="co6" style:family="table-column">
      <style:table-column-properties fo:break-before="auto" style:column-width="5.78cm"/>
    </style:style>
    <style:style style:name="co7" style:family="table-column">
      <style:table-column-properties fo:break-before="auto" style:column-width="0.353cm"/>
    </style:style>
    <style:style style:name="co8" style:family="table-column">
      <style:table-column-properties fo:break-before="auto" style:column-width="8.946cm"/>
    </style:style>
    <style:style style:name="co9" style:family="table-column">
      <style:table-column-properties fo:break-before="auto" style:column-width="0.407cm"/>
    </style:style>
    <style:style style:name="co10" style:family="table-column">
      <style:table-column-properties fo:break-before="auto" style:column-width="8.71cm"/>
    </style:style>
    <style:style style:name="co11" style:family="table-column">
      <style:table-column-properties fo:break-before="auto" style:column-width="2.484cm"/>
    </style:style>
    <style:style style:name="co12"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2.632cm" fo:break-before="auto" style:use-optimal-row-height="false"/>
    </style:style>
    <style:style style:name="ro3" style:family="table-row">
      <style:table-row-properties style:row-height="2.711cm" fo:break-before="auto" style:use-optimal-row-height="false"/>
    </style:style>
    <style:style style:name="ro4" style:family="table-row">
      <style:table-row-properties style:row-height="2.237cm" fo:break-before="auto" style:use-optimal-row-height="false"/>
    </style:style>
    <style:style style:name="ro5" style:family="table-row">
      <style:table-row-properties style:row-height="2.422cm" fo:break-before="auto" style:use-optimal-row-height="false"/>
    </style:style>
    <style:style style:name="ro6" style:family="table-row">
      <style:table-row-properties style:row-height="2.842cm" fo:break-before="auto" style:use-optimal-row-height="false"/>
    </style:style>
    <style:style style:name="ro7" style:family="table-row">
      <style:table-row-properties style:row-height="1.685cm" fo:break-before="auto" style:use-optimal-row-height="false"/>
    </style:style>
    <style:style style:name="ro8" style:family="table-row">
      <style:table-row-properties style:row-height="2.263cm" fo:break-before="auto" style:use-optimal-row-height="false"/>
    </style:style>
    <style:style style:name="ro9" style:family="table-row">
      <style:table-row-properties style:row-height="1.395cm" fo:break-before="auto" style:use-optimal-row-height="false"/>
    </style:style>
    <style:style style:name="ro10" style:family="table-row">
      <style:table-row-properties style:row-height="2.161cm" fo:break-before="auto" style:use-optimal-row-height="false"/>
    </style:style>
    <style:style style:name="ro11" style:family="table-row">
      <style:table-row-properties style:row-height="2.395cm" fo:break-before="auto" style:use-optimal-row-height="false"/>
    </style:style>
    <style:style style:name="ro12" style:family="table-row">
      <style:table-row-properties style:row-height="1.473cm" fo:break-before="auto" style:use-optimal-row-height="false"/>
    </style:style>
    <style:style style:name="ro13" style:family="table-row">
      <style:table-row-properties style:row-height="2.552cm" fo:break-before="auto" style:use-optimal-row-height="false"/>
    </style:style>
    <style:style style:name="ro14" style:family="table-row">
      <style:table-row-properties style:row-height="1.842cm" fo:break-before="auto" style:use-optimal-row-height="false"/>
    </style:style>
    <style:style style:name="ro15" style:family="table-row">
      <style:table-row-properties style:row-height="2.974cm" fo:break-before="auto" style:use-optimal-row-height="false"/>
    </style:style>
    <style:style style:name="ro16" style:family="table-row">
      <style:table-row-properties style:row-height="2.817cm" fo:break-before="auto" style:use-optimal-row-height="false"/>
    </style:style>
    <style:style style:name="ro17" style:family="table-row">
      <style:table-row-properties style:row-height="2.605cm" fo:break-before="auto" style:use-optimal-row-height="false"/>
    </style:style>
    <style:style style:name="ro18" style:family="table-row">
      <style:table-row-properties style:row-height="2.448cm" fo:break-before="auto" style:use-optimal-row-height="false"/>
    </style:style>
    <style:style style:name="ro19" style:family="table-row">
      <style:table-row-properties style:row-height="4.606cm" fo:break-before="auto" style:use-optimal-row-height="false"/>
    </style:style>
    <style:style style:name="ro20" style:family="table-row">
      <style:table-row-properties style:row-height="3.605cm" fo:break-before="auto" style:use-optimal-row-height="false"/>
    </style:style>
    <style:style style:name="ro21" style:family="table-row">
      <style:table-row-properties style:row-height="3.106cm" fo:break-before="auto" style:use-optimal-row-height="false"/>
    </style:style>
    <style:style style:name="ro22" style:family="table-row">
      <style:table-row-properties style:row-height="3.159cm" fo:break-before="auto" style:use-optimal-row-height="false"/>
    </style:style>
    <style:style style:name="ro23" style:family="table-row">
      <style:table-row-properties style:row-height="2.79cm" fo:break-before="auto" style:use-optimal-row-height="false"/>
    </style:style>
    <style:style style:name="ro24" style:family="table-row">
      <style:table-row-properties style:row-height="0.529cm" fo:break-before="auto" style:use-optimal-row-height="false"/>
    </style:style>
    <style:style style:name="ro25" style:family="table-row">
      <style:table-row-properties style:row-height="0.452cm" fo:break-before="auto" style:use-optimal-row-height="false"/>
    </style:style>
    <style:style style:name="ta1" style:family="table" style:master-page-name="PageStyle_5f_Feuil1">
      <style:table-properties table:display="true" style:writing-mode="lr-tb" table:tab-color="#ff0000"/>
    </style:style>
    <style:style style:name="ce1" style:family="table-cell" style:parent-style-name="Default">
      <style:table-cell-properties fo:border-bottom="0.99pt solid #800080" fo:background-color="#800080" style:text-align-source="fix" style:repeat-content="false" fo:border-left="0.99pt solid #800080" fo:border-right="none" fo:border-top="0.99pt solid #80008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6" style:family="table-cell" style:parent-style-name="Default">
      <style:table-cell-properties fo:border-bottom="0.99pt solid #800080" style:text-align-source="fix" style:repeat-content="false" fo:background-color="transparent" fo:border-left="0.99pt solid #800080" fo:border-right="none" fo:border-top="0.99pt solid #800080" style:vertical-align="middle"/>
      <style:paragraph-properties fo:text-align="center" fo:margin-left="0cm"/>
      <style:text-properties fo:font-size="14pt" fo:font-weight="bold" style:font-size-asian="14pt" style:font-weight-asian="bold" style:font-size-complex="14pt" style:font-weight-complex="bold"/>
    </style:style>
    <style:style style:name="ce8" style:family="table-cell" style:parent-style-name="Default">
      <style:table-cell-properties fo:background-color="transparent"/>
    </style:style>
    <style:style style:name="ce9" style:family="table-cell" style:parent-style-name="Default">
      <style:table-cell-properties style:text-align-source="fix" style:repeat-content="false" fo:background-color="transparent" style:vertical-align="middle"/>
      <style:paragraph-properties fo:text-align="center" fo:margin-left="0cm"/>
      <style:text-properties fo:font-size="14pt" fo:font-weight="bold" style:font-size-asian="14pt" style:font-weight-asian="bold" style:font-size-complex="14pt" style:font-weight-complex="bold"/>
    </style:style>
    <style:style style:name="ce5" style:family="table-cell" style:parent-style-name="Default">
      <style:table-cell-properties fo:background-color="#800080" style:diagonal-bl-tr="none" style:diagonal-tl-br="none" style:text-align-source="fix" style:repeat-content="false" fo:wrap-option="no-wrap" fo:border="0.99pt solid #800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2" style:family="table-cell" style:parent-style-name="Default">
      <style:table-cell-properties style:text-align-source="fix" style:repeat-content="false" fo:background-color="transparent" style:vertical-align="middle"/>
      <style:paragraph-properties fo:text-align="center" fo:margin-left="0cm"/>
    </style:style>
    <style:style style:name="ce13" style:family="table-cell" style:parent-style-name="Default">
      <style:table-cell-properties fo:border-bottom="0.99pt solid #800080" fo:background-color="#800080" style:diagonal-bl-tr="none" style:diagonal-tl-br="none" style:text-align-source="fix" style:repeat-content="false"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4"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8" style:family="table-cell" style:parent-style-name="Default">
      <style:table-cell-properties fo:background-color="transparent" style:vertical-align="middle"/>
    </style:style>
    <style:style style:name="ce19" style:family="table-cell" style:parent-style-name="Default">
      <style:table-cell-properties fo:border-bottom="0.99pt solid #800080" fo:background-color="#800080" style:diagonal-bl-tr="none" style:diagonal-tl-br="none" style:text-align-source="fix" style:repeat-content="false" fo:wrap-option="no-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2"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4"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8" style:family="table-cell" style:parent-style-name="Default">
      <style:table-cell-properties style:text-align-source="fix" style:repeat-content="false" fo:background-color="transparent"/>
      <style:paragraph-properties fo:text-align="center" fo:margin-left="0cm"/>
    </style:style>
    <style:style style:name="ce49"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2"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3" style:family="table-cell" style:parent-style-name="Default">
      <style:table-cell-properties style:text-align-source="fix" style:repeat-content="false" fo:background-color="transparent" style:vertical-align="middle"/>
      <style:paragraph-properties fo:text-align="justify" fo:margin-left="0cm"/>
    </style:style>
    <style:style style:name="ce48"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5"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5"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8" style:family="table-cell" style:parent-style-name="Default">
      <style:table-cell-properties fo:border-bottom="0.99pt solid #800080" style:text-align-source="value-type"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4"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2"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7" style:family="table-cell" style:parent-style-name="Default">
      <style:table-cell-properties fo:border-bottom="0.99pt solid #800080" style:text-align-source="fix" style:repeat-content="false" fo:background-color="transparent" fo:border-left="none" fo:border-right="0.99pt solid #800080" style:rotation-align="none" fo:border-top="0.99pt solid #800080" style:vertical-align="top"/>
      <style:paragraph-properties fo:text-align="justify"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fo:border-bottom="0.99pt solid #800080" style:text-align-source="fix" style:repeat-content="false" fo:background-color="transparent" fo:border-left="none" fo:border-right="0.99pt solid #800080" fo:border-top="0.99pt solid #800080" style:vertical-align="top"/>
      <style:paragraph-properties fo:text-align="justify" fo:margin-left="0cm"/>
    </style:style>
    <style:style style:name="ce71" style:family="table-cell" style:parent-style-name="Default" style:data-style-name="N0">
      <style:table-cell-properties fo:border-bottom="0.99pt solid #800080" style:text-align-source="fix" style:repeat-content="false" fo:background-color="transparent"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Arial1" fo:font-size="12pt" fo:font-style="normal" fo:text-shadow="none" style:text-underline-style="solid" style:text-underline-width="auto" style:text-underline-color="font-color" fo:font-weight="normal" style:font-size-asian="12pt" style:font-style-asian="normal" style:font-weight-asian="normal" style:font-name-complex="Arial1" style:font-size-complex="12pt" style:font-style-complex="normal" style:font-weight-complex="normal"/>
    </style:style>
    <style:style style:name="ce72" style:family="table-cell" style:parent-style-name="Default">
      <style:table-cell-properties fo:border-bottom="0.99pt solid #800080" style:text-align-source="fix" style:repeat-content="false" fo:background-color="transparent"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Arial1" fo:font-size="12pt" fo:font-style="normal" fo:text-shadow="none" style:text-underline-style="solid" style:text-underline-width="auto" style:text-underline-color="font-color" fo:font-weight="normal" style:font-size-asian="12pt" style:font-style-asian="normal" style:font-weight-asian="normal" style:font-name-complex="Arial1" style:font-size-complex="12pt" style:font-style-complex="normal" style:font-weight-complex="normal"/>
    </style:style>
    <style:style style:name="ce60" style:family="table-cell" style:parent-style-name="Default">
      <style:table-cell-properties fo:border-bottom="0.99pt solid #800080" fo:background-color="transparent" fo:border-left="none" fo:border-right="0.99pt solid #800080" fo:border-top="0.99pt solid #800080"/>
    </style:style>
    <style:style style:name="ce46" style:family="table-cell" style:parent-style-name="Default">
      <style:table-cell-properties fo:background-color="#800080" style:rotation-align="none" style:vertical-align="middl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table-cell-properties fo:background-color="transparent" style:vertical-align="top"/>
    </style:style>
    <style:style style:name="ce50" style:family="table-cell" style:parent-style-name="Default">
      <style:table-cell-properties fo:background-color="transparent" style:rotation-align="none" style:vertical-align="middl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gr1" style:family="graphic">
      <style:graphic-properties draw:textarea-horizontal-align="justify" draw:textarea-vertical-align="middle" draw:auto-grow-height="false" fo:min-height="0.727cm" fo:min-width="8.245cm" style:protect="position size"/>
      <style:paragraph-properties style:writing-mode="lr-tb"/>
    </style:style>
    <style:style style:name="gr2" style:family="graphic">
      <style:graphic-properties draw:fill="solid" draw:fill-color="#00a933" draw:textarea-horizontal-align="justify" draw:textarea-vertical-align="middle" draw:auto-grow-height="false" fo:min-height="0.732cm" fo:min-width="8.242cm" style:protect="position size"/>
      <style:paragraph-properties style:writing-mode="lr-tb"/>
    </style:style>
    <style:style style:name="gr3" style:family="graphic">
      <style:graphic-properties draw:textarea-horizontal-align="justify" draw:textarea-vertical-align="middle" draw:auto-grow-height="false" fo:min-height="0.732cm" fo:min-width="8.242cm" style:protect="position size"/>
      <style:paragraph-properties style:writing-mode="lr-tb"/>
    </style:style>
    <style:style style:name="P1" style:family="paragraph">
      <style:paragraph-properties fo:text-align="center" style:writing-mode="lr-tb"/>
      <style:text-properties style:use-window-font-color="true" loext:opacity="0%" fo:font-size="12pt" fo:font-weight="normal" style:font-size-asian="12pt" style:font-weight-asian="normal" style:font-size-complex="12pt" style:font-weight-complex="normal"/>
    </style:style>
    <style:style style:name="P2" style:family="paragraph">
      <style:paragraph-properties fo:text-align="center" style:writing-mode="lr-tb"/>
      <style:text-properties fo:color="#ffffff" loext:opacity="100%" fo:font-size="13pt" fo:font-weight="bold" style:font-size-asian="13pt" style:font-weight-asian="bold" style:font-size-complex="13pt" style:font-weight-complex="bold"/>
    </style:style>
    <style:style style:name="P3" style:family="paragraph">
      <loext:graphic-properties draw:fill="solid" draw:fill-color="#00a933"/>
      <style:paragraph-properties fo:text-align="center" style:writing-mode="lr-tb"/>
      <style:text-properties fo:color="#ffffff" loext:opacity="100%" fo:font-size="13pt" fo:font-weight="bold" style:font-size-asian="13pt" style:font-weight-asian="bold" style:font-size-complex="13pt" style:font-weight-complex="bold"/>
    </style:style>
    <style:style style:name="P4" style:family="paragraph">
      <style:paragraph-properties fo:text-align="center" style:writing-mode="lr-tb"/>
      <style:text-properties style:use-window-font-color="true" loext:opacity="0%" fo:font-size="15pt" fo:font-weight="normal" style:font-size-asian="15pt" style:font-weight-asian="normal" style:font-size-complex="15pt" style:font-weight-complex="normal"/>
    </style:style>
    <style:style style:name="P5" style:family="paragraph">
      <style:paragraph-properties fo:text-align="center" style:text-autospace="none" style:line-break="normal" style:writing-mode="page"/>
      <style:text-properties fo:color="#ffffff" loext:opacity="100%" fo:font-family="'Liberation Serif'" style:font-family-generic="roman" style:font-pitch="variable" fo:font-size="12pt" fo:font-weight="bold" style:font-size-asian="12pt" style:font-weight-asian="bold" style:font-size-complex="12pt" style:font-weight-complex="bold" fo:hyphenate="false"/>
    </style:style>
    <style:style style:name="P6" style:family="paragraph">
      <style:paragraph-properties fo:text-align="center" style:text-autospace="none" style:line-break="normal" style:writing-mode="page"/>
      <style:text-properties fo:color="#ffffff" loext:opacity="100%" fo:font-family="'Liberation Serif'" style:font-family-generic="roman" style:font-pitch="variable" fo:font-size="15pt" fo:font-weight="bold" style:font-size-asian="15pt" style:font-weight-asian="bold" style:font-size-complex="15pt" style:font-weight-complex="bold" fo:hyphenate="false"/>
    </style:style>
    <style:style style:name="P7" style:family="paragraph">
      <style:paragraph-properties fo:text-align="center" style:text-autospace="none" style:line-break="normal" style:writing-mode="lr-tb"/>
      <style:text-properties fo:color="#ffffff" loext:opacity="100%" fo:font-family="'Liberation Serif'" style:font-family-generic="roman" style:font-pitch="variable" fo:font-size="15pt" fo:font-weight="bold" style:font-size-asian="15pt" style:font-weight-asian="bold" style:font-size-complex="15pt" style:font-weight-complex="bold" fo:hyphenate="false"/>
    </style:style>
    <style:style style:name="T1" style:family="text">
      <style:text-properties style:use-window-font-color="true" loext:opacity="0%" fo:font-size="12pt" fo:font-weight="normal" style:font-size-asian="12pt" style:font-weight-asian="normal" style:font-size-complex="12pt" style:font-weight-complex="normal"/>
    </style:style>
    <style:style style:name="T2" style:family="text">
      <style:text-properties fo:color="#ffffff" loext:opacity="100%" fo:font-size="13pt" fo:font-weight="bold" style:font-size-asian="13pt" style:font-weight-asian="bold" style:font-size-complex="13pt" style:font-weight-complex="bold"/>
    </style:style>
    <style:style style:name="T3" style:family="text">
      <style:text-properties fo:color="#000000" loext:opacity="100%" style:text-outline="false" style:text-line-through-style="none" style:text-line-through-type="none" fo:font-family="'Liberation Serif'" style:font-family-generic="roman" style:font-pitch="variable"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use-window-font-color="true" loext:opacity="0%" style:text-outline="false" style:text-line-through-style="none" style:text-line-through-type="none" fo:font-family="'Liberation Serif'" style:font-family-generic="roman" style:font-pitch="variable"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6" style:family="text">
      <style:text-properties fo:color="#000000"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Cambria"/>
    </style:style>
    <style:style style:name="T7"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Cambria" fo:font-size="10pt" style:font-size-asian="10pt" style:font-size-complex="10pt"/>
    </style:style>
    <style:style style:name="T8"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Cambria" fo:font-size="12pt" style:font-size-asian="12pt" style:font-size-complex="12pt"/>
    </style:style>
    <style:style style:name="T9" style:family="text">
      <style:text-properties fo:font-weight="bold" style:font-weight-asian="bold" style:font-weight-complex="bold"/>
    </style:style>
    <style:style style:name="T10"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12" style:family="text">
      <style:text-properties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udit SEO" table:style-name="ta1" table:print-ranges="'Audit SEO'.A1:'Audit SEO'.L29">
        <office:forms form:automatic-focus="false" form:apply-design-mode="false"/>
        <table:table-column table:style-name="co1" table:default-cell-style-name="ce9"/>
        <table:table-column table:style-name="co2" table:default-cell-style-name="ce22"/>
        <table:table-column table:style-name="co3" table:default-cell-style-name="ce68"/>
        <table:table-column table:style-name="co4" table:default-cell-style-name="ce22"/>
        <table:table-column table:style-name="co5" table:default-cell-style-name="ce68"/>
        <table:table-column table:style-name="co6" table:default-cell-style-name="ce22"/>
        <table:table-column table:style-name="co7" table:default-cell-style-name="ce68"/>
        <table:table-column table:style-name="co8" table:default-cell-style-name="ce68"/>
        <table:table-column table:style-name="co5" table:default-cell-style-name="ce68"/>
        <table:table-column table:style-name="co8" table:default-cell-style-name="ce68"/>
        <table:table-column table:style-name="co9" table:default-cell-style-name="ce68"/>
        <table:table-column table:style-name="co10" table:default-cell-style-name="ce68"/>
        <table:table-column table:style-name="co7" table:default-cell-style-name="ce68"/>
        <table:table-column table:style-name="co11" table:number-columns-repeated="18" table:default-cell-style-name="ce68"/>
        <table:table-column table:style-name="co12" table:number-columns-repeated="992" table:default-cell-style-name="ce68"/>
        <table:table-column table:style-name="co1" table:default-cell-style-name="ce8"/>
        <table:table-row table:style-name="ro1">
          <table:table-cell table:style-name="ce1" office:value-type="string" calcext:value-type="string">
            <text:p>N°</text:p>
          </table:table-cell>
          <table:table-cell table:style-name="ce5" office:value-type="string" calcext:value-type="string" table:number-columns-spanned="2" table:number-rows-spanned="1">
            <text:p>Catégorie</text:p>
          </table:table-cell>
          <table:covered-table-cell table:style-name="ce13"/>
          <table:table-cell table:style-name="ce19" office:value-type="string" calcext:value-type="string" table:number-columns-spanned="2" table:number-rows-spanned="1">
            <text:p>Problème identifié</text:p>
          </table:table-cell>
          <table:covered-table-cell table:style-name="ce19"/>
          <table:table-cell table:style-name="ce5" office:value-type="string" calcext:value-type="string" table:number-columns-spanned="2" table:number-rows-spanned="1">
            <text:p>Explication du problème</text:p>
          </table:table-cell>
          <table:covered-table-cell table:style-name="ce13"/>
          <table:table-cell table:style-name="ce19" office:value-type="string" calcext:value-type="string" table:number-columns-spanned="2" table:number-rows-spanned="1">
            <text:p>Bonne pratique à adopter</text:p>
          </table:table-cell>
          <table:covered-table-cell table:style-name="ce19"/>
          <table:table-cell table:style-name="ce5" office:value-type="string" calcext:value-type="string" table:number-columns-spanned="2" table:number-rows-spanned="1">
            <text:p>Action recommandée</text:p>
          </table:table-cell>
          <table:covered-table-cell table:style-name="ce13"/>
          <table:table-cell table:style-name="ce13" office:value-type="string" calcext:value-type="string" table:number-columns-spanned="2" table:number-rows-spanned="1">
            <text:p>Référence</text:p>
          </table:table-cell>
          <table:covered-table-cell table:style-name="ce46"/>
          <table:table-cell table:style-name="ce50" table:number-columns-repeated="18"/>
          <table:table-cell table:number-columns-repeated="993"/>
        </table:table-row>
        <table:table-row table:style-name="ro2">
          <table:table-cell table:style-name="ce6" office:value-type="float" office:value="1" calcext:value-type="float">
            <text:p>1</text:p>
          </table:table-cell>
          <table:table-cell table:style-name="ce18" office:value-type="string" calcext:value-type="string">
            <text:p>SEO</text:p>
          </table:table-cell>
          <table:table-cell table:style-name="ce24"/>
          <table:table-cell table:style-name="ce32" office:value-type="string" calcext:value-type="string">
            <text:p>Images</text:p>
          </table:table-cell>
          <table:table-cell table:style-name="ce49"/>
          <table:table-cell table:style-name="ce17" office:value-type="string" calcext:value-type="string">
            <text:p>Beaucoup d’images sont tres lourdes et de taille tres grande – il faut Redimensionner correctement toutes <text:s/>les images .</text:p>
          </table:table-cell>
          <table:table-cell table:style-name="ce48"/>
          <table:table-cell table:style-name="ce42" office:value-type="string" calcext:value-type="string">
            <text:p>Inserer des images de tailles appropriées par rapport à leurs conteneurs afin d'économiser des données mobiles et de réduire le temps de chargement.</text:p>
          </table:table-cell>
          <table:table-cell table:style-name="ce42"/>
          <table:table-cell table:style-name="ce64" office:value-type="string" calcext:value-type="string">
            <text:p>Il est impératif de réduire la taille des images et utiliser des formats et des compressions de la nouvelle génération comme <text:span text:style-name="T9">WebP</text:span>.</text:p>
          </table:table-cell>
          <table:table-cell table:style-name="ce67"/>
          <table:table-cell table:style-name="ce70">
            <draw:custom-shape table:end-cell-address="'Audit SEO'.L2" table:end-x="8.545cm" table:end-y="1.128cm" draw:z-index="0" draw:style-name="gr1" draw:text-style-name="P1" svg:width="8.323cm" svg:height="0.805cm" svg:x="0.222cm" svg:y="0.323cm">
              <text:p text:style-name="P1"><text:span text:style-name="T1"><text:a xlink:href="https://github.com/Waleedos/ElwalidELKHABOU_4_21072021/blob/main/beforeChanges/1-Analyses/captures-ec/1-gps-images-lourdes.png" office:target-frame-name="_self" xlink:type="simple">Détection problème (Mobile) - PageSpeed</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able:end-cell-address="'Audit SEO'.L2" table:end-x="8.545cm" table:end-y="2.207cm" draw:z-index="1" draw:style-name="gr2" draw:text-style-name="P3" svg:width="8.32cm" svg:height="0.81cm" svg:x="0.225cm" svg:y="1.397cm">
              <text:p text:style-name="P2"><text:span text:style-name="T2"><text:a xlink:href="https://web.dev/uses-webp-images/?utm_source=lighthouse&amp;utm_medium=unknown" xlink:type="simple">Solution (Google Page Speed)</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table-cell table:style-name="ce50" table:number-columns-repeated="18"/>
          <table:table-cell table:number-columns-repeated="993"/>
        </table:table-row>
        <table:table-row table:style-name="ro3">
          <table:table-cell table:style-name="ce6" office:value-type="float" office:value="2" calcext:value-type="float">
            <text:p>2</text:p>
          </table:table-cell>
          <table:table-cell table:style-name="ce17" office:value-type="string" calcext:value-type="string">
            <text:p>SEO</text:p>
          </table:table-cell>
          <table:table-cell table:style-name="ce27"/>
          <table:table-cell table:style-name="ce34" office:value-type="string" calcext:value-type="string">
            <text:p>Les Liens partenaires et annuaires dans le footer</text:p>
          </table:table-cell>
          <table:table-cell table:style-name="ce34"/>
          <table:table-cell table:style-name="ce17" office:value-type="string" calcext:value-type="string">
            <text:p>Privilégier des liens de qualité.</text:p>
          </table:table-cell>
          <table:table-cell table:style-name="ce45"/>
          <table:table-cell table:style-name="ce42" office:value-type="string" calcext:value-type="string">
            <text:p>Google reconnaît maintenant parfaitement les liens pertinent dans les footers et dans les sidebars qui sont disponibles sur toutes les pages du site. Ces liens perdent de plus en plus d'importance.</text:p>
          </table:table-cell>
          <table:table-cell table:style-name="ce42"/>
          <table:table-cell table:style-name="ce64" office:value-type="string" calcext:value-type="string">
            <text:p>Il faut retirer les liens partenaires et annuaires dans le footer.</text:p>
          </table:table-cell>
          <table:table-cell table:style-name="ce67"/>
          <table:table-cell table:style-name="ce70">
            <draw:custom-shape table:end-cell-address="'Audit SEO'.L3" table:end-x="8.545cm" table:end-y="2.294cm" draw:z-index="2" draw:style-name="gr2" draw:text-style-name="P3" svg:width="8.32cm" svg:height="0.81cm" svg:x="0.225cm" svg:y="1.484cm">
              <text:p text:style-name="P2"><text:span text:style-name="T2"><text:a xlink:href="https://openclassrooms.com/fr/courses/5561431-augmentez-votre-trafic-grace-au-referencement-naturel-seo/5578346-augmentez-lautorite-de-votre-site" xlink:type="simple">Solution (OpenClassroom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able:end-cell-address="'Audit SEO'.L3" table:end-x="8.545cm" table:end-y="1.153cm" draw:z-index="3" draw:style-name="gr3" draw:text-style-name="P4" svg:width="8.32cm" svg:height="0.81cm" svg:x="0.225cm" svg:y="0.343cm">
              <text:p text:style-name="P4"><text:span text:style-name="T1"><text:a xlink:href="https://github.com/Waleedos/ElwalidELKHABOU_4_21072021/blob/main/beforeChanges/1-Analyses/captures-ec/2-LightHs-Liens-Footer.png" office:target-frame-name="_self" xlink:type="simple">Détection problème (Mobile) - LightHous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table-cell table:style-name="ce50" table:number-columns-repeated="18"/>
          <table:table-cell table:number-columns-repeated="993"/>
        </table:table-row>
        <table:table-row table:style-name="ro4">
          <table:table-cell table:style-name="ce6" office:value-type="float" office:value="3" calcext:value-type="float">
            <text:p>3</text:p>
          </table:table-cell>
          <table:table-cell table:style-name="ce17" office:value-type="string" calcext:value-type="string">
            <text:p>SEO</text:p>
          </table:table-cell>
          <table:table-cell table:style-name="ce27"/>
          <table:table-cell table:style-name="ce34" office:value-type="string" calcext:value-type="string">
            <text:p>La Taille des ressources JavaScript</text:p>
          </table:table-cell>
          <table:table-cell table:style-name="ce42"/>
          <table:table-cell table:style-name="ce17" office:value-type="string" calcext:value-type="string">
            <text:p>Le délai total d'exécution de JavaScript <text:s/>fait partie des problemes qui ralentissent le chargement de la page.</text:p>
          </table:table-cell>
          <table:table-cell table:style-name="ce48"/>
          <table:table-cell table:style-name="ce42" office:value-type="string" calcext:value-type="string">
            <text:p>Envisager et réduire le temps consacré à l'analyse, la compilation et l'exécution de JavaScript.</text:p>
          </table:table-cell>
          <table:table-cell table:style-name="ce42"/>
          <table:table-cell table:style-name="ce64" office:value-type="string" calcext:value-type="string">
            <text:p><text:span text:style-name="T10">Réduire (Minifier)</text:span> les ressources JavaScript  (Tous les fichiers JS) avec un outil comme terser ou Compress My Code.</text:p>
          </table:table-cell>
          <table:table-cell table:style-name="ce45"/>
          <table:table-cell table:style-name="ce71">
            <draw:a xlink:type="simple" xlink:href="https://web.dev/unminified-javascript/">
              <draw:custom-shape table:end-cell-address="'Audit SEO'.L4" table:end-x="8.545cm" table:end-y="2.03cm" draw:z-index="4" draw:style-name="gr2" draw:text-style-name="P3" svg:width="8.32cm" svg:height="0.81cm" svg:x="0.225cm" svg:y="1.22cm">
                <text:p text:style-name="P2"><text:span text:style-name="T2"><text:a xlink:href="https://web.dev/unminified-javascript/" xlink:type="simple">Solution (Google Page 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PageSpeed_Insights/PageSpeed-Insights-ordi.html">
              <draw:custom-shape table:end-cell-address="'Audit SEO'.L4" table:end-x="8.545cm" table:end-y="1.012cm" draw:z-index="5" draw:style-name="gr3" draw:text-style-name="P4" svg:width="8.32cm" svg:height="0.81cm" svg:x="0.225cm" svg:y="0.202cm">
                <text:p text:style-name="P4"><text:span text:style-name="T1"><text:a xlink:href="https://github.com/Waleedos/ElwalidELKHABOU_4_21072021/blob/main/beforeChanges/1-Analyses/captures-ec/3-%20GPS-reduire-JS.png" office:target-frame-name="_self" xlink:type="simple">Détection problème - Page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table-cell table:style-name="ce50" table:number-columns-repeated="18"/>
          <table:table-cell table:number-columns-repeated="993"/>
        </table:table-row>
        <table:table-row table:style-name="ro5">
          <table:table-cell table:style-name="ce6" office:value-type="float" office:value="4" calcext:value-type="float">
            <text:p>4</text:p>
          </table:table-cell>
          <table:table-cell table:style-name="ce17" office:value-type="string" calcext:value-type="string">
            <text:p>SEO</text:p>
          </table:table-cell>
          <table:table-cell table:style-name="ce27"/>
          <table:table-cell table:style-name="ce34" office:value-type="string" calcext:value-type="string">
            <text:p>La Taille des fichiers CSS</text:p>
          </table:table-cell>
          <table:table-cell table:style-name="ce34"/>
          <table:table-cell table:style-name="ce17" office:value-type="string" calcext:value-type="string">
            <text:p>Réduisez la taille des ressources CSS et si possible les fusionner.</text:p>
          </table:table-cell>
          <table:table-cell table:style-name="ce45"/>
          <table:table-cell table:style-name="ce42" office:value-type="string" calcext:value-type="string">
            <text:p>La réduction des fichiers CSS peut réduire la taille des charges utiles de réseau.</text:p>
          </table:table-cell>
          <table:table-cell table:style-name="ce42"/>
          <table:table-cell table:style-name="ce64" office:value-type="string" calcext:value-type="string">
            <text:p>Fusionner et minifier (réduire) le CSS avec un outil comme Compress My Code.</text:p>
          </table:table-cell>
          <table:table-cell table:style-name="ce45"/>
          <table:table-cell table:style-name="ce72">
            <draw:a xlink:type="simple" xlink:href="https://web.dev/unminified-css/">
              <draw:custom-shape table:end-cell-address="'Audit SEO'.L5" table:end-x="8.545cm" table:end-y="2.144cm" draw:z-index="6" draw:style-name="gr2" draw:text-style-name="P3" svg:width="8.32cm" svg:height="0.81cm" svg:x="0.225cm" svg:y="1.334cm">
                <text:p text:style-name="P2"><text:span text:style-name="T2"><text:a xlink:href="https://web.dev/unminified-css/" xlink:type="simple">Solution (Google Page 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PageSpeed_Insights/PageSpeed-Insights-mobile.html">
              <draw:custom-shape table:end-cell-address="'Audit SEO'.L5" table:end-x="8.545cm" table:end-y="1.108cm" draw:z-index="7" draw:style-name="gr3" draw:text-style-name="P4" svg:width="8.32cm" svg:height="0.81cm" svg:x="0.225cm" svg:y="0.298cm">
                <text:p text:style-name="P4"><text:span text:style-name="T1"><text:a xlink:href="https://github.com/Waleedos/ElwalidELKHABOU_4_21072021/blob/main/beforeChanges/1-Analyses/captures-ec/4-%20GSP-reduire-css.png" office:target-frame-name="_self" xlink:type="simple">Détection problème - Page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table-cell table:style-name="ce50" table:number-columns-repeated="18"/>
          <table:table-cell table:number-columns-repeated="993"/>
        </table:table-row>
        <table:table-row table:style-name="ro6">
          <table:table-cell table:style-name="ce6" office:value-type="float" office:value="5" calcext:value-type="float">
            <text:p>5</text:p>
          </table:table-cell>
          <table:table-cell table:style-name="ce17" office:value-type="string" calcext:value-type="string">
            <text:p>SEO</text:p>
          </table:table-cell>
          <table:table-cell table:style-name="ce27"/>
          <table:table-cell table:style-name="ce34" office:value-type="string" calcext:value-type="string">
            <text:p>CSS inutilisées</text:p>
          </table:table-cell>
          <table:table-cell table:style-name="ce34"/>
          <table:table-cell table:style-name="ce17" office:value-type="string" calcext:value-type="string">
            <text:p>Supprimer toutes les ressources CSS inutilisées.</text:p>
          </table:table-cell>
          <table:table-cell table:style-name="ce45"/>
          <table:table-cell table:style-name="ce42" office:value-type="string" calcext:value-type="string">
            <text:p>Supprimez les règles inutilisées des feuilles de style et différez le chargement des ressources CSS inutilisées pour le contenu au-dessus de la ligne de flottaison afin de réduire la quantité d'octets inutiles consommés par l'activité réseau.</text:p>
          </table:table-cell>
          <table:table-cell table:style-name="ce42"/>
          <table:table-cell table:style-name="ce64" office:value-type="string" calcext:value-type="string">
            <text:p>Contrôler les class CSS non utilisées, et Supprimez les règles inutilisées des feuilles de style et différez le chargement des ressources CSS</text:p>
          </table:table-cell>
          <table:table-cell table:style-name="ce45"/>
          <table:table-cell table:style-name="ce72">
            <draw:custom-shape table:end-cell-address="'Audit SEO'.L6" table:end-x="8.545cm" table:end-y="1.225cm" draw:z-index="8" draw:style-name="gr3" draw:text-style-name="P5" svg:width="8.32cm" svg:height="0.81cm" svg:x="0.225cm" svg:y="0.415cm">
              <text:p text:style-name="P5"><text:span text:style-name="T3"><text:a xlink:href="https://github.com/Waleedos/ElwalidELKHABOU_4_21072021/blob/main/beforeChanges/1-Analyses/captures-ec/5-%20GSP-supprime-css-non-utilise.png" office:target-frame-name="_self" xlink:type="simple">CSS inutilisées (Validateur W3C - CS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able:end-cell-address="'Audit SEO'.L6" table:end-x="8.545cm" table:end-y="2.372cm" draw:z-index="9" draw:style-name="gr2" draw:text-style-name="P3" svg:width="8.32cm" svg:height="0.81cm" svg:x="0.225cm" svg:y="1.562cm">
              <text:p text:style-name="P2"><text:span text:style-name="T2"><text:a xlink:href="https://fr.docs.wp-rocket.me/article/1577-supprimer-les-ressources-css-inutilisees" xlink:type="simple">Solution (wp-rocket.m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table-cell table:style-name="ce50" table:number-columns-repeated="18"/>
          <table:table-cell table:number-columns-repeated="993"/>
        </table:table-row>
        <table:table-row table:style-name="ro7">
          <table:table-cell table:style-name="ce6" office:value-type="float" office:value="6" calcext:value-type="float">
            <text:p>6</text:p>
          </table:table-cell>
          <table:table-cell table:style-name="ce17" office:value-type="string" calcext:value-type="string">
            <text:p>SEO</text:p>
          </table:table-cell>
          <table:table-cell table:style-name="ce27"/>
          <table:table-cell table:style-name="ce34" office:value-type="string" calcext:value-type="string">
            <text:p>Texte</text:p>
          </table:table-cell>
          <table:table-cell table:style-name="ce34"/>
          <table:table-cell table:style-name="ce17" office:value-type="string" calcext:value-type="string">
            <text:p>Activez la compression de texte.</text:p>
          </table:table-cell>
          <table:table-cell table:style-name="ce45"/>
          <table:table-cell table:style-name="ce42" office:value-type="string" calcext:value-type="string">
            <text:p>Les ressources textuelles doivent être diffusées compressées (Gzip, Deflate ou Brotli) pour réduire le nombre total d'octets du réseau.</text:p>
          </table:table-cell>
          <table:table-cell table:style-name="ce42"/>
          <table:table-cell table:style-name="ce64" office:value-type="string" calcext:value-type="string">
            <text:p>Créer un htaccess et activer la compression Gzip.</text:p>
          </table:table-cell>
          <table:table-cell table:style-name="ce45"/>
          <table:table-cell table:style-name="ce71">
            <draw:a xlink:type="simple" xlink:href="https://fr.docs.wp-rocket.me/article/1577-supprimer-les-ressources-css-inutilisees">
              <draw:custom-shape table:end-cell-address="'Audit SEO'.L7" table:end-x="8.545cm" table:end-y="1.308cm" draw:z-index="10" draw:style-name="gr2" draw:text-style-name="P3" svg:width="8.32cm" svg:height="0.81cm" svg:x="0.225cm" svg:y="0.498cm">
                <text:p text:style-name="P2"><text:span text:style-name="T2"><text:a xlink:href="https://www.hostinger.com/tutorials/enable-gzip-compression" office:target-frame-name="_self" xlink:type="simple">Solution (HOSTINGER.COM)</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table-cell table:style-name="ce50" table:number-columns-repeated="18"/>
          <table:table-cell table:number-columns-repeated="993"/>
        </table:table-row>
        <table:table-row table:style-name="ro8">
          <table:table-cell table:style-name="ce6" office:value-type="float" office:value="7" calcext:value-type="float">
            <text:p>7</text:p>
          </table:table-cell>
          <table:table-cell table:style-name="ce17" office:value-type="string" calcext:value-type="string">
            <text:p>Accessibilité</text:p>
          </table:table-cell>
          <table:table-cell table:style-name="ce27"/>
          <table:table-cell table:style-name="ce34" office:value-type="string" calcext:value-type="string">
            <text:p>Langue</text:p>
          </table:table-cell>
          <table:table-cell table:style-name="ce34"/>
          <table:table-cell table:style-name="ce17" office:value-type="string" calcext:value-type="string">
            <text:p>Définir la langue du site dans la balise &lt;html&gt;.</text:p>
          </table:table-cell>
          <table:table-cell table:style-name="ce45"/>
          <table:table-cell table:style-name="ce42" office:value-type="string" calcext:value-type="string">
            <text:p>Ce document est écrit en français mais la balise de démarrage «html» a «lang =" Default "».</text:p>
          </table:table-cell>
          <table:table-cell table:style-name="ce42"/>
          <table:table-cell table:style-name="ce64" office:value-type="string" calcext:value-type="string">
            <text:p>Pensez à utiliser plutôt "lang =" fr "" (ou variante).</text:p>
          </table:table-cell>
          <table:table-cell table:style-name="ce45"/>
          <table:table-cell table:style-name="ce72">
            <draw:a xlink:type="simple" xlink:href="https://validator.w3.org/nu/?showsource=yes&amp;showoutline=yes&amp;showimagereport=yes&amp;doc=https%3A%2F%2Fwaleedos.github.io%2FElwalidELKHABOU_4_21072021%2FbeforeChanges%2F">
              <draw:custom-shape table:end-cell-address="'Audit SEO'.L8" table:end-x="8.545cm" table:end-y="0.967cm" draw:z-index="11" draw:style-name="gr3" draw:text-style-name="P6" svg:width="8.32cm" svg:height="0.81cm" svg:x="0.225cm" svg:y="0.157cm">
                <text:p text:style-name="P6"><text:span text:style-name="T3"><text:a xlink:href="https://validator.w3.org/nu/?showsource=yes&amp;showoutline=yes&amp;showimagereport=yes&amp;doc=https%3A%2F%2Fwaleedos.github.io%2FElwalidELKHABOU_4_21072021%2FbeforeChanges%2F" xlink:type="simple">Balise lang (Validateur W3C - html)</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openclassrooms.com/fr/courses/5922626-optimisez-le-referencement-de-votre-site-seo-en-ameliorant-ses-performances-techniques/6055281-creez-du-contenu-pour-chaque-langue">
              <draw:custom-shape table:end-cell-address="'Audit SEO'.L8" table:end-x="8.545cm" table:end-y="1.984cm" draw:z-index="12" draw:style-name="gr2" draw:text-style-name="P3" svg:width="8.32cm" svg:height="0.81cm" svg:x="0.225cm" svg:y="1.174cm">
                <text:p text:style-name="P2"><text:span text:style-name="T2"><text:a xlink:href="https://openclassrooms.com/fr/courses/5922626-optimisez-le-referencement-de-votre-site-seo-en-ameliorant-ses-performances-techniques/6055281-creez-du-contenu-pour-chaque-langue" xlink:type="simple">Solution (OpenClassroom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number-columns-repeated="1012"/>
        </table:table-row>
        <table:table-row table:style-name="ro9">
          <table:table-cell table:style-name="ce6" office:value-type="float" office:value="8" calcext:value-type="float">
            <text:p>8</text:p>
          </table:table-cell>
          <table:table-cell table:style-name="ce17" office:value-type="string" calcext:value-type="string">
            <text:p>Accessibilité</text:p>
          </table:table-cell>
          <table:table-cell table:style-name="ce27"/>
          <table:table-cell table:style-name="ce34" office:value-type="string" calcext:value-type="string">
            <text:p>Validation du code</text:p>
          </table:table-cell>
          <table:table-cell table:style-name="ce34"/>
          <table:table-cell table:style-name="ce17" office:value-type="string" calcext:value-type="string">
            <text:p>Respecter les normes HTML5 et CSS3 W3C.</text:p>
          </table:table-cell>
          <table:table-cell table:style-name="ce45"/>
          <table:table-cell table:style-name="ce42" office:value-type="string" calcext:value-type="string">
            <text:p>15 erreurs CSS ne passe pas la validation W3C.</text:p>
          </table:table-cell>
          <table:table-cell table:style-name="ce42"/>
          <table:table-cell table:style-name="ce64" office:value-type="string" calcext:value-type="string">
            <text:p>Corriger les 15 erreurs CSS.</text:p>
          </table:table-cell>
          <table:table-cell table:style-name="ce45"/>
          <table:table-cell table:style-name="ce60">
            <draw:a xlink:type="simple" xlink:href="https://validator.w3.org/unicorn/check?ucn_uri=https%3A%2F%2Fwaleedos.github.io%2FElwalidELKHABOU_4_21072021%2FbeforeChanges%2F&amp;ucn_task=conformance#">
              <draw:custom-shape table:end-cell-address="'Audit SEO'.L9" table:end-x="8.545cm" table:end-y="1.047cm" draw:z-index="13" draw:style-name="gr2" draw:text-style-name="P3" svg:width="8.32cm" svg:height="0.81cm" svg:x="0.225cm" svg:y="0.237cm">
                <text:p text:style-name="P2"><text:span text:style-name="T2"><text:a xlink:href="https://validator.w3.org/unicorn/check?ucn_uri=https%3A%2F%2Fwaleedos.github.io%2FElwalidELKHABOU_4_21072021%2FbeforeChanges%2F&amp;ucn_task=conformance#" xlink:type="simple">Solution Erreurs CSS (Validateur W3C)</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number-columns-repeated="1012"/>
        </table:table-row>
        <table:table-row table:style-name="ro10">
          <table:table-cell table:style-name="ce6" office:value-type="float" office:value="9" calcext:value-type="float">
            <text:p>9</text:p>
          </table:table-cell>
          <table:table-cell table:style-name="ce17" office:value-type="string" calcext:value-type="string">
            <text:p>SEO</text:p>
          </table:table-cell>
          <table:table-cell table:style-name="ce27"/>
          <table:table-cell table:style-name="ce34" office:value-type="string" calcext:value-type="string">
            <text:p>Titre</text:p>
          </table:table-cell>
          <table:table-cell table:style-name="ce34"/>
          <table:table-cell table:style-name="ce17" office:value-type="string" calcext:value-type="string">
            <text:p>Définir un titre de page.</text:p>
          </table:table-cell>
          <table:table-cell table:style-name="ce45"/>
          <table:table-cell table:style-name="ce42" office:value-type="string" calcext:value-type="string">
            <text:p>Le titre de la page est "." et n'a pas de signification pour l'utilisateur ou les moteurs de recherche.</text:p>
          </table:table-cell>
          <table:table-cell table:style-name="ce42"/>
          <table:table-cell table:style-name="ce64" office:value-type="string" calcext:value-type="string">
            <text:p>Remplacer le titre de la page par "La Chouette Agence" et ajouter la mention "Entreprise webdesign Lyon" pour la recherche par mots-clé.</text:p>
          </table:table-cell>
          <table:table-cell table:style-name="ce45"/>
          <table:table-cell table:style-name="ce60">
            <draw:a xlink:type="simple" xlink:href="https://beinweb.fr/comment-optimiser-vos-titres-seo/">
              <draw:custom-shape table:end-cell-address="'Audit SEO'.L10" table:end-x="8.545cm" table:end-y="1.427cm" draw:z-index="14" draw:style-name="gr2" draw:text-style-name="P3" svg:width="8.32cm" svg:height="0.81cm" svg:x="0.225cm" svg:y="0.617cm">
                <text:p text:style-name="P2"><text:span text:style-name="T2"><text:a xlink:href="https://beinweb.fr/comment-optimiser-vos-titres-seo/" xlink:type="simple">Solution h1 (beinweb.fr)</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1">
          <table:table-cell table:style-name="ce6" office:value-type="float" office:value="10" calcext:value-type="float">
            <text:p>10</text:p>
          </table:table-cell>
          <table:table-cell table:style-name="ce17" office:value-type="string" calcext:value-type="string">
            <text:p>Accessibilité</text:p>
          </table:table-cell>
          <table:table-cell table:style-name="ce27"/>
          <table:table-cell table:style-name="ce34" office:value-type="string" calcext:value-type="string">
            <text:p>Images en texte</text:p>
          </table:table-cell>
          <table:table-cell table:style-name="ce34"/>
          <table:table-cell table:style-name="ce17" office:value-type="string" calcext:value-type="string">
            <text:p>Ne pas utiliser d'image pour afficher du texte.</text:p>
          </table:table-cell>
          <table:table-cell table:style-name="ce45"/>
          <table:table-cell table:style-name="ce42" office:value-type="string" calcext:value-type="string">
            <text:p>Deux images proches l'une de l'autre ont le même texte alternatif.</text:p>
          </table:table-cell>
          <table:table-cell table:style-name="ce42"/>
          <table:table-cell table:style-name="ce64" office:value-type="string" calcext:value-type="string">
            <text:p>Supprimer les images "texte" et les refaire en HTML.</text:p>
          </table:table-cell>
          <table:table-cell table:style-name="ce45"/>
          <table:table-cell table:style-name="ce60">
            <draw:a xlink:type="simple" xlink:href="https://webaim.org/standards/wcag/checklist#sc1.1.1">
              <draw:custom-shape table:end-cell-address="'Audit SEO'.L11" table:end-x="8.545cm" table:end-y="2.032cm" draw:z-index="15" draw:style-name="gr2" draw:text-style-name="P3" svg:width="8.32cm" svg:height="0.81cm" svg:x="0.225cm" svg:y="1.222cm">
                <text:p text:style-name="P2"><text:span text:style-name="T2"><text:a xlink:href="https://webaim.org/standards/wcag/checklist#sc1.1.1" xlink:type="simple">Solution Img txt (webaim.org)</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wave/2images_pour_text.png">
              <draw:custom-shape table:end-cell-address="'Audit SEO'.L11" table:end-x="8.545cm" table:end-y="1.02cm" draw:z-index="18" draw:style-name="gr3" draw:text-style-name="P6" svg:width="8.32cm" svg:height="0.81cm" svg:x="0.225cm" svg:y="0.21cm">
                <text:p text:style-name="P7"><text:span text:style-name="T4"><text:a xlink:href="https://waleedos.github.io/ElwalidELKHABOU_4_21072021/beforeChanges/1-Analyses/wave/2images_pour_text.png" xlink:type="simple">Détection problème Img – txt -  (WAV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number-columns-repeated="1012"/>
        </table:table-row>
        <table:table-row table:style-name="ro8">
          <table:table-cell table:style-name="ce6" office:value-type="float" office:value="11" calcext:value-type="float">
            <text:p>11</text:p>
          </table:table-cell>
          <table:table-cell table:style-name="ce17" office:value-type="string" calcext:value-type="string">
            <text:p>Accessibilité</text:p>
          </table:table-cell>
          <table:table-cell table:style-name="ce27"/>
          <table:table-cell table:style-name="ce34" office:value-type="string" calcext:value-type="string">
            <text:p>Contraste</text:p>
          </table:table-cell>
          <table:table-cell table:style-name="ce34"/>
          <table:table-cell table:style-name="ce17" office:value-type="string" calcext:value-type="string">
            <text:p>Utiliser le bon contrastre entre les couleurs de premier plan et d'arrière-plan.</text:p>
          </table:table-cell>
          <table:table-cell table:style-name="ce45"/>
          <table:table-cell table:style-name="ce42" office:value-type="string" calcext:value-type="string">
            <text:p>Un texte à faible contraste est difficile, voire impossible à lire et ce pour de nombreux utilisateurs.</text:p>
          </table:table-cell>
          <table:table-cell table:style-name="ce42"/>
          <table:table-cell table:style-name="ce64" office:value-type="string" calcext:value-type="string">
            <text:p>Redéfinir les contrastes des textes.</text:p>
          </table:table-cell>
          <table:table-cell table:style-name="ce45"/>
          <table:table-cell table:style-name="ce60">
            <draw:a xlink:type="simple" xlink:href="https://validator.w3.org/nu/?showsource=yes&amp;showoutline=yes&amp;showimagereport=yes&amp;doc=https%3A%2F%2Fwaleedos.github.io%2FElwalidELKHABOU_4_21072021%2FbeforeChanges%2F">
              <draw:custom-shape table:end-cell-address="'Audit SEO'.L12" table:end-x="8.545cm" table:end-y="1.02cm" draw:z-index="16" draw:style-name="gr3" draw:text-style-name="P6" svg:width="8.32cm" svg:height="0.81cm" svg:x="0.225cm" svg:y="0.21cm">
                <text:p text:style-name="P7"><text:span text:style-name="T4"><text:a xlink:href="https://validator.w3.org/nu/?showsource=yes&amp;showoutline=yes&amp;showimagereport=yes&amp;doc=https%3A%2F%2Fwaleedos.github.io%2FElwalidELKHABOU_4_21072021%2FbeforeChanges%2F" xlink:type="simple">Détection problème Contrast - (WAV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aim.org/standards/wcag/checklist#sc1.4.3">
              <draw:custom-shape table:end-cell-address="'Audit SEO'.L12" table:end-x="8.545cm" table:end-y="2.037cm" draw:z-index="17" draw:style-name="gr2" draw:text-style-name="P3" svg:width="8.32cm" svg:height="0.81cm" svg:x="0.225cm" svg:y="1.227cm">
                <text:p text:style-name="P2"><text:span text:style-name="T2"><text:a xlink:href="https://webaim.org/standards/wcag/checklist#sc1.4.3" xlink:type="simple">Solution Erreurs Contrast (beinweb.fr)</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5">
          <table:table-cell table:style-name="ce6" office:value-type="float" office:value="12" calcext:value-type="float">
            <text:p>12</text:p>
          </table:table-cell>
          <table:table-cell table:style-name="ce17" office:value-type="string" calcext:value-type="string">
            <text:p>Accessibilité</text:p>
          </table:table-cell>
          <table:table-cell table:style-name="ce27"/>
          <table:table-cell table:style-name="ce34" office:value-type="string" calcext:value-type="string">
            <text:p>Liens redondant</text:p>
          </table:table-cell>
          <table:table-cell table:style-name="ce34"/>
          <table:table-cell table:style-name="ce17" office:value-type="string" calcext:value-type="string">
            <text:p>Utiliser un seul lien pour la même redirection.</text:p>
          </table:table-cell>
          <table:table-cell table:style-name="ce45"/>
          <table:table-cell table:style-name="ce42" office:value-type="string" calcext:value-type="string">
            <text:p>Deux liens adjacents du contact site pointent vers la même URL.</text:p>
          </table:table-cell>
          <table:table-cell table:style-name="ce42"/>
          <table:table-cell table:style-name="ce64" office:value-type="string" calcext:value-type="string">
            <text:p>Combinez les liens redondants du contact site en un seul lien et supprimez tout texte redondant ou texte alternatif.</text:p>
          </table:table-cell>
          <table:table-cell table:style-name="ce45"/>
          <table:table-cell table:style-name="ce60">
            <draw:a xlink:type="simple" xlink:href="https://webaim.org/standards/wcag/checklist#sc2.4.4">
              <draw:custom-shape table:end-cell-address="'Audit SEO'.L13" table:end-x="8.545cm" table:end-y="1.532cm" draw:z-index="19" draw:style-name="gr2" draw:text-style-name="P3" svg:width="8.32cm" svg:height="0.81cm" svg:x="0.225cm" svg:y="0.722cm">
                <text:p text:style-name="P2"><text:span text:style-name="T2"><text:a xlink:href="https://webaim.org/standards/wcag/checklist#sc2.4.4" xlink:type="simple">Solution 2 Meme Liens (webaim.org)</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2">
          <table:table-cell table:style-name="ce6" office:value-type="float" office:value="13" calcext:value-type="float">
            <text:p>13</text:p>
          </table:table-cell>
          <table:table-cell table:style-name="ce17" office:value-type="string" calcext:value-type="string">
            <text:p>Accessibilité</text:p>
          </table:table-cell>
          <table:table-cell table:style-name="ce27"/>
          <table:table-cell table:style-name="ce34" office:value-type="string" calcext:value-type="string">
            <text:p>Keywords</text:p>
          </table:table-cell>
          <table:table-cell table:style-name="ce34"/>
          <table:table-cell table:style-name="ce17" office:value-type="string" calcext:value-type="string">
            <text:p>Ignorer la balise meta keywords.</text:p>
          </table:table-cell>
          <table:table-cell table:style-name="ce45"/>
          <table:table-cell table:style-name="ce42" office:value-type="string" calcext:value-type="string">
            <text:p>Google igone totalement la meta keywords</text:p>
          </table:table-cell>
          <table:table-cell table:style-name="ce42"/>
          <table:table-cell table:style-name="ce64" office:value-type="string" calcext:value-type="string">
            <text:p>Retirer les balise &lt;div&gt; keywords et la meta keywords.</text:p>
          </table:table-cell>
          <table:table-cell table:style-name="ce45"/>
          <table:table-cell table:style-name="ce60">
            <draw:a xlink:type="simple" xlink:href="https://www.webrankinfo.com/dossiers/debutants/meta-keywords">
              <draw:custom-shape table:end-cell-address="'Audit SEO'.L14" table:end-x="8.545cm" table:end-y="1.134cm" draw:z-index="20" draw:style-name="gr2" draw:text-style-name="P3" svg:width="8.32cm" svg:height="0.81cm" svg:x="0.225cm" svg:y="0.324cm">
                <text:p text:style-name="P2"><text:span text:style-name="T2"><text:a xlink:href="https://www.webrankinfo.com/dossiers/debutants/meta-keywords" xlink:type="simple">Solution  (WEBRANKINFO)</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0">
          <table:table-cell table:style-name="ce6" office:value-type="float" office:value="14" calcext:value-type="float">
            <text:p>14</text:p>
          </table:table-cell>
          <table:table-cell table:style-name="ce17" office:value-type="string" calcext:value-type="string">
            <text:p>SEO</text:p>
          </table:table-cell>
          <table:table-cell table:style-name="ce27"/>
          <table:table-cell table:style-name="ce34" office:value-type="string" calcext:value-type="string">
            <text:p>Header</text:p>
          </table:table-cell>
          <table:table-cell table:style-name="ce34"/>
          <table:table-cell table:style-name="ce17" office:value-type="string" calcext:value-type="string">
            <text:p>Utiliser la balise header pour l'entête.</text:p>
          </table:table-cell>
          <table:table-cell table:style-name="ce45"/>
          <table:table-cell table:style-name="ce42" office:value-type="string" calcext:value-type="string">
            <text:p><text:span text:style-name="T5">La balise &lt;header&gt;  a le même niveau d’importance qu’une balise </text:span><text:span text:style-name="T7">h1</text:span><text:span text:style-name="T8">, donc elle sera importante pour le référencement.</text:span></text:p>
          </table:table-cell>
          <table:table-cell table:style-name="ce42"/>
          <table:table-cell table:style-name="ce64" office:value-type="string" calcext:value-type="string">
            <text:p>Ajouter la balise header sur l'entête.</text:p>
          </table:table-cell>
          <table:table-cell table:style-name="ce45"/>
          <table:table-cell table:style-name="ce60">
            <draw:a xlink:type="simple" xlink:href="https://www.webrankinfo.com/dossiers/techniques/html5-referencement">
              <draw:custom-shape table:end-cell-address="'Audit SEO'.L15" table:end-x="8.545cm" table:end-y="1.519cm" draw:z-index="21" draw:style-name="gr2" draw:text-style-name="P3" svg:width="8.32cm" svg:height="0.81cm" svg:x="0.225cm" svg:y="0.709cm">
                <text:p text:style-name="P2"><text:span text:style-name="T2"><text:a xlink:href="https://www.webrankinfo.com/dossiers/techniques/html5-referencement" xlink:type="simple">Solution  (webrankinfo)</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3">
          <table:table-cell table:style-name="ce6" office:value-type="float" office:value="15" calcext:value-type="float">
            <text:p>15</text:p>
          </table:table-cell>
          <table:table-cell table:style-name="ce17" office:value-type="string" calcext:value-type="string">
            <text:p>Accessibilité</text:p>
          </table:table-cell>
          <table:table-cell table:style-name="ce27"/>
          <table:table-cell table:style-name="ce34" office:value-type="string" calcext:value-type="string">
            <text:p>Footer</text:p>
          </table:table-cell>
          <table:table-cell table:style-name="ce34"/>
          <table:table-cell table:style-name="ce17" office:value-type="string" calcext:value-type="string">
            <text:p>Utiliser la balise footer pour le pied de page.</text:p>
          </table:table-cell>
          <table:table-cell table:style-name="ce45"/>
          <table:table-cell table:style-name="ce42" office:value-type="string" calcext:value-type="string">
            <text:p>Pas de balise footer en pied de page.</text:p>
          </table:table-cell>
          <table:table-cell table:style-name="ce42"/>
          <table:table-cell table:style-name="ce64" office:value-type="string" calcext:value-type="string">
            <text:p>Ajouter la balise footer sur le pied de page pour ajouter les informations sur l'auteur de la section, les données relatives au droit d'auteur (copyright) ou les liens vers d'autres documents en relation.</text:p>
          </table:table-cell>
          <table:table-cell table:style-name="ce45"/>
          <table:table-cell table:style-name="ce60">
            <draw:a xlink:type="simple" xlink:href="https://developer.mozilla.org/fr/docs/Web/HTML/Element/footer">
              <draw:custom-shape table:end-cell-address="'Audit SEO'.L16" table:end-x="8.545cm" table:end-y="1.734cm" draw:z-index="22" draw:style-name="gr2" draw:text-style-name="P3" svg:width="8.32cm" svg:height="0.81cm" svg:x="0.225cm" svg:y="0.924cm">
                <text:p text:style-name="P2"><text:span text:style-name="T2"><text:a xlink:href="https://developer.mozilla.org/fr/docs/Web/HTML/Element/footer" xlink:type="simple">Solution  (MDN WEB DOC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4">
          <table:table-cell table:style-name="ce6" office:value-type="float" office:value="16" calcext:value-type="float">
            <text:p>16</text:p>
          </table:table-cell>
          <table:table-cell table:style-name="ce17" office:value-type="string" calcext:value-type="string">
            <text:p>SEO</text:p>
          </table:table-cell>
          <table:table-cell table:style-name="ce27"/>
          <table:table-cell table:style-name="ce34" office:value-type="string" calcext:value-type="string">
            <text:p>Description</text:p>
          </table:table-cell>
          <table:table-cell table:style-name="ce34"/>
          <table:table-cell table:style-name="ce17" office:value-type="string" calcext:value-type="string">
            <text:p>Définir une description grâce à la meta description.</text:p>
          </table:table-cell>
          <table:table-cell table:style-name="ce45"/>
          <table:table-cell table:style-name="ce42" office:value-type="string" calcext:value-type="string">
            <text:p>Pas de description dans la meta description.</text:p>
          </table:table-cell>
          <table:table-cell table:style-name="ce42"/>
          <table:table-cell table:style-name="ce64" office:value-type="string" calcext:value-type="string">
            <text:p>Mettre une description dans la balise meta description pour définir ses mots clé comme "Entreprise webdesign Lyon".</text:p>
          </table:table-cell>
          <table:table-cell table:style-name="ce45"/>
          <table:table-cell table:style-name="ce60">
            <draw:a xlink:type="simple" xlink:href="https://j-w-d.fr/2018/06/06/limportance-dune-bonne-meta-description-et-balise-title/">
              <draw:custom-shape table:end-cell-address="'Audit SEO'.L17" table:end-x="8.545cm" table:end-y="1.322cm" draw:z-index="23" draw:style-name="gr2" draw:text-style-name="P3" svg:width="8.32cm" svg:height="0.81cm" svg:x="0.225cm" svg:y="0.512cm">
                <text:p text:style-name="P2"><text:span text:style-name="T2"><text:a xlink:href="https://j-w-d.fr/2018/06/06/limportance-dune-bonne-meta-description-et-balise-title/" xlink:type="simple">Solution  (JW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5">
          <table:table-cell table:style-name="ce6" office:value-type="float" office:value="17" calcext:value-type="float">
            <text:p>17</text:p>
          </table:table-cell>
          <table:table-cell table:style-name="ce17" office:value-type="string" calcext:value-type="string">
            <text:p>SEO</text:p>
          </table:table-cell>
          <table:table-cell table:style-name="ce27"/>
          <table:table-cell table:style-name="ce34" office:value-type="string" calcext:value-type="string">
            <text:p>Attribut alt des images</text:p>
          </table:table-cell>
          <table:table-cell table:style-name="ce34"/>
          <table:table-cell table:style-name="ce17" office:value-type="string" calcext:value-type="string">
            <text:p>Pour remplir le alt il est conseillé de choisir 5 à 6 mots précis et descriptifs de l’image. Il s’agit simplement présenter le contenu et la fonction de l’image.</text:p>
          </table:table-cell>
          <table:table-cell table:style-name="ce45"/>
          <table:table-cell table:style-name="ce42" office:value-type="string" calcext:value-type="string">
            <text:p>Les attributs alt ne font pas que décrire l'image et indique une mauvaise localisation du site basée à Paris alors que celui-ci est à Lyon.</text:p>
          </table:table-cell>
          <table:table-cell table:style-name="ce42"/>
          <table:table-cell table:style-name="ce64" office:value-type="string" calcext:value-type="string">
            <text:p>Corriger les descriptions des images pour les personnes malvoyante par des descriptions d'image simple.</text:p>
          </table:table-cell>
          <table:table-cell table:style-name="ce45"/>
          <table:table-cell table:style-name="ce60">
            <draw:a xlink:type="simple" xlink:href="https://optimiz.me/attribut-alt-le-alt-image/">
              <draw:custom-shape table:end-cell-address="'Audit SEO'.L18" table:end-x="8.545cm" table:end-y="1.822cm" draw:z-index="24" draw:style-name="gr2" draw:text-style-name="P3" svg:width="8.32cm" svg:height="0.81cm" svg:x="0.225cm" svg:y="1.012cm">
                <text:p text:style-name="P2"><text:span text:style-name="T2"><text:a xlink:href="https://optimiz.me/attribut-alt-le-alt-image/" xlink:type="simple">Solution  ( OPTIMIZ.M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0">
          <table:table-cell table:style-name="ce6" office:value-type="float" office:value="18" calcext:value-type="float">
            <text:p>18</text:p>
          </table:table-cell>
          <table:table-cell table:style-name="ce17" office:value-type="string" calcext:value-type="string">
            <text:p>Accessibilité</text:p>
          </table:table-cell>
          <table:table-cell table:style-name="ce27"/>
          <table:table-cell table:style-name="ce34" office:value-type="string" calcext:value-type="string">
            <text:p><text:span text:style-name="T5">Code tiers</text:span><text:span text:style-name="T6"> </text:span></text:p>
          </table:table-cell>
          <table:table-cell table:style-name="ce34"/>
          <table:table-cell table:style-name="ce17" office:value-type="string" calcext:value-type="string">
            <text:p>Importer les ressources externe une fois le chargement de la page terminé.</text:p>
          </table:table-cell>
          <table:table-cell table:style-name="ce45"/>
          <table:table-cell table:style-name="ce42" office:value-type="string" calcext:value-type="string">
            <text:p>Le code tiers peut affecter considérablement les performances de chargement des pages.</text:p>
          </table:table-cell>
          <table:table-cell table:style-name="ce42"/>
          <table:table-cell table:style-name="ce64" office:value-type="string" calcext:value-type="string">
            <text:p>Limitez le nombre de fournisseurs tiers redondants. Les inclusions JavaScript doivent toujours être incluses à la fin du document pour éviter de bloquer le chargement de la page.</text:p>
          </table:table-cell>
          <table:table-cell table:style-name="ce45"/>
          <table:table-cell table:style-name="ce60">
            <draw:a xlink:type="simple" xlink:href="https://developers.google.com/web/fundamentals/performance/optimizing-content-efficiency/loading-third-party-javascript/?utm_source=lighthouse&amp;utm_medium=unknown">
              <draw:custom-shape table:end-cell-address="'Audit SEO'.L19" table:end-x="8.545cm" table:end-y="1.54cm" draw:z-index="25" draw:style-name="gr2" draw:text-style-name="P3" svg:width="8.32cm" svg:height="0.81cm" svg:x="0.225cm" svg:y="0.73cm">
                <text:p text:style-name="P2"><text:span text:style-name="T2"><text:a xlink:href="https://developers.google.com/web/fundamentals/performance/optimizing-content-efficiency/loading-third-party-javascript/?utm_source=lighthouse&amp;utm_medium=unknown" xlink:type="simple">Solution  ( Google Page Speed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0">
          <table:table-cell table:style-name="ce6" office:value-type="float" office:value="19" calcext:value-type="float">
            <text:p>19</text:p>
          </table:table-cell>
          <table:table-cell table:style-name="ce17" office:value-type="string" calcext:value-type="string">
            <text:p>Accessibilité</text:p>
          </table:table-cell>
          <table:table-cell table:style-name="ce27"/>
          <table:table-cell table:style-name="ce34" office:value-type="string" calcext:value-type="string">
            <text:p>Cache</text:p>
          </table:table-cell>
          <table:table-cell table:style-name="ce34"/>
          <table:table-cell table:style-name="ce17" office:value-type="string" calcext:value-type="string">
            <text:p>Sotcker les images, scripts, etc.. dans le cache du navigateur du visiteur.</text:p>
          </table:table-cell>
          <table:table-cell table:style-name="ce45"/>
          <table:table-cell table:style-name="ce42" office:value-type="string" calcext:value-type="string">
            <text:p>Latence observé lors du chargement des pages car le navigateur du visiteur doit de nouveau télécharger à chaque visite les mêmes données.</text:p>
          </table:table-cell>
          <table:table-cell table:style-name="ce42"/>
          <table:table-cell table:style-name="ce64" office:value-type="string" calcext:value-type="string">
            <text:p>Configurer un cache. Une longue durée de vie du cache peut accélérer les visites répétées sur la page.</text:p>
          </table:table-cell>
          <table:table-cell table:style-name="ce45"/>
          <table:table-cell table:style-name="ce60">
            <draw:a xlink:type="simple" xlink:href="https://web.dev/uses-long-cache-ttl/?utm_source=lighthouse&amp;utm_medium=unknown">
              <draw:custom-shape table:end-cell-address="'Audit SEO'.L20" table:end-x="8.545cm" table:end-y="1.553cm" draw:z-index="26" draw:style-name="gr2" draw:text-style-name="P3" svg:width="8.32cm" svg:height="0.81cm" svg:x="0.225cm" svg:y="0.743cm">
                <text:p text:style-name="P2"><text:span text:style-name="T2"><text:a xlink:href="https://web.dev/uses-long-cache-ttl/?utm_source=lighthouse&amp;utm_medium=unknown" xlink:type="simple">Solution  ( Google Page Speed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6">
          <table:table-cell table:style-name="ce6" office:value-type="float" office:value="20" calcext:value-type="float">
            <text:p>20</text:p>
          </table:table-cell>
          <table:table-cell table:style-name="ce17" office:value-type="string" calcext:value-type="string">
            <text:p>SEO</text:p>
          </table:table-cell>
          <table:table-cell table:style-name="ce27"/>
          <table:table-cell table:style-name="ce34" office:value-type="string" calcext:value-type="string">
            <text:p>Responsive</text:p>
          </table:table-cell>
          <table:table-cell table:style-name="ce34"/>
          <table:table-cell table:style-name="ce17" office:value-type="string" calcext:value-type="string">
            <text:p>Adapter la taille des polices sur des petits écran.</text:p>
          </table:table-cell>
          <table:table-cell table:style-name="ce45"/>
          <table:table-cell table:style-name="ce42" office:value-type="string" calcext:value-type="string">
            <text:p>Le document n'utilise pas de tailles de police lisibles en responsive.</text:p>
          </table:table-cell>
          <table:table-cell table:style-name="ce42"/>
          <table:table-cell table:style-name="ce64" office:value-type="string" calcext:value-type="string">
            <text:p><text:span text:style-name="T11">Les tailles de police inférieures à 12 pixels sont trop petites pour être lisibles et obligent les visiteurs mobiles à «pincer pour zoomer» pour pouvoir lire.</text:span><text:span text:style-name="T12"> Efforcez-vous d'avoir&gt; 60% du texte de la page ≥12px.</text:span></text:p>
          </table:table-cell>
          <table:table-cell table:style-name="ce45"/>
          <table:table-cell table:style-name="ce60">
            <draw:a xlink:type="simple" xlink:href="https://web.dev/font-size/?utm_source=lighthouse&amp;utm_medium=lr">
              <draw:custom-shape table:end-cell-address="'Audit SEO'.L21" table:end-x="8.545cm" table:end-y="1.784cm" draw:z-index="27" draw:style-name="gr2" draw:text-style-name="P3" svg:width="8.32cm" svg:height="0.81cm" svg:x="0.225cm" svg:y="0.974cm">
                <text:p text:style-name="P2"><text:span text:style-name="T2"><text:a xlink:href="https://web.dev/font-size/?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7">
          <table:table-cell table:style-name="ce6" office:value-type="float" office:value="21" calcext:value-type="float">
            <text:p>21</text:p>
          </table:table-cell>
          <table:table-cell table:style-name="ce17" office:value-type="string" calcext:value-type="string">
            <text:p>Accessibilité</text:p>
          </table:table-cell>
          <table:table-cell table:style-name="ce27"/>
          <table:table-cell table:style-name="ce34" office:value-type="string" calcext:value-type="string">
            <text:p>Liens hypertexte</text:p>
          </table:table-cell>
          <table:table-cell table:style-name="ce34"/>
          <table:table-cell table:style-name="ce17" office:value-type="string" calcext:value-type="string">
            <text:p>Ajouter du texte de lien sur les liens hypertexte.</text:p>
          </table:table-cell>
          <table:table-cell table:style-name="ce45"/>
          <table:table-cell table:style-name="ce42" office:value-type="string" calcext:value-type="string">
            <text:p>Les liens n'ont pas de nom perceptible sur les liens hypertexte des réseaux sociaux.</text:p>
          </table:table-cell>
          <table:table-cell table:style-name="ce42"/>
          <table:table-cell table:style-name="ce64" office:value-type="string" calcext:value-type="string">
            <text:p>Le texte de lien (et le texte alternatif pour les images, lorsqu'ils sont utilisés comme liens) qui est discernable, unique et focalisable améliore l'expérience de navigation pour les utilisateurs de lecteurs d'écran.</text:p>
          </table:table-cell>
          <table:table-cell table:style-name="ce45"/>
          <table:table-cell table:style-name="ce60">
            <draw:a xlink:type="simple" xlink:href="https://developers.google.com/web/tools/lighthouse/">
              <draw:custom-shape table:end-cell-address="'Audit SEO'.L22" table:end-x="8.545cm" table:end-y="1.764cm" draw:z-index="28" draw:style-name="gr2" draw:text-style-name="P3" svg:width="8.32cm" svg:height="0.81cm" svg:x="0.225cm" svg:y="0.954cm">
                <text:p text:style-name="P2"><text:span text:style-name="T2"><text:a xlink:href="https://developers.google.com/web/tools/lighthouse/"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7">
          <table:table-cell table:style-name="ce6" office:value-type="float" office:value="22" calcext:value-type="float">
            <text:p>22</text:p>
          </table:table-cell>
          <table:table-cell table:style-name="ce17" office:value-type="string" calcext:value-type="string">
            <text:p>Accessibilité</text:p>
          </table:table-cell>
          <table:table-cell table:style-name="ce27"/>
          <table:table-cell table:style-name="ce34" office:value-type="string" calcext:value-type="string">
            <text:p>Sécurité</text:p>
          </table:table-cell>
          <table:table-cell table:style-name="ce34"/>
          <table:table-cell table:style-name="ce17" office:value-type="string" calcext:value-type="string">
            <text:p>Maintenir à jour les bibliothèques JavaScript.</text:p>
          </table:table-cell>
          <table:table-cell table:style-name="ce45"/>
          <table:table-cell table:style-name="ce42" office:value-type="string" calcext:value-type="string">
            <text:p>Le site comprend des bibliothèques JavaScript frontales avec des failles de sécurité connues. Certains scripts tiers peuvent contenir des failles de sécurité connues qui sont facilement identifiées et exploitées par des attaquants.</text:p>
          </table:table-cell>
          <table:table-cell table:style-name="ce42"/>
          <table:table-cell table:style-name="ce64" office:value-type="string" calcext:value-type="string">
            <text:p>Mettre à jour les bibliothèques périmés.</text:p>
          </table:table-cell>
          <table:table-cell table:style-name="ce45"/>
          <table:table-cell table:style-name="ce60">
            <draw:a xlink:type="simple" xlink:href="https://web.dev/no-vulnerable-libraries/?utm_source=lighthouse&amp;utm_medium=lr">
              <draw:custom-shape table:end-cell-address="'Audit SEO'.L23" table:end-x="8.545cm" table:end-y="1.659cm" draw:z-index="29" draw:style-name="gr2" draw:text-style-name="P3" svg:width="8.32cm" svg:height="0.81cm" svg:x="0.225cm" svg:y="0.849cm">
                <text:p text:style-name="P2"><text:span text:style-name="T2"><text:a xlink:href="https://web.dev/no-vulnerable-libraries/?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8">
          <table:table-cell table:style-name="ce6" office:value-type="float" office:value="23" calcext:value-type="float">
            <text:p>23</text:p>
          </table:table-cell>
          <table:table-cell table:style-name="ce17" office:value-type="string" calcext:value-type="string">
            <text:p>SEO</text:p>
          </table:table-cell>
          <table:table-cell table:style-name="ce27"/>
          <table:table-cell table:style-name="ce34" office:value-type="string" calcext:value-type="string">
            <text:p>Meta robots</text:p>
          </table:table-cell>
          <table:table-cell table:style-name="ce34"/>
          <table:table-cell table:style-name="ce17" office:value-type="string" calcext:value-type="string">
            <text:p>Demander au robot des moteurs de recherche d'indexer la page pour améliorer le référencement naturel.</text:p>
          </table:table-cell>
          <table:table-cell table:style-name="ce45"/>
          <table:table-cell table:style-name="ce42" office:value-type="string" calcext:value-type="string">
            <text:p>Aucune balise meta robots sur les pages du site.</text:p>
          </table:table-cell>
          <table:table-cell table:style-name="ce42"/>
          <table:table-cell table:style-name="ce64" office:value-type="string" calcext:value-type="string">
            <text:p>Ajouter la balise meta robots avec les paramètres suivant: index,follow.</text:p>
          </table:table-cell>
          <table:table-cell table:style-name="ce45"/>
          <table:table-cell table:style-name="ce60">
            <draw:a xlink:type="simple" xlink:href="https://www.webrankinfo.com/dossiers/conseils/balise-meta-robots">
              <draw:custom-shape table:end-cell-address="'Audit SEO'.L24" table:end-x="8.545cm" table:end-y="1.657cm" draw:z-index="30" draw:style-name="gr2" draw:text-style-name="P3" svg:width="8.32cm" svg:height="0.81cm" svg:x="0.225cm" svg:y="0.847cm">
                <text:p text:style-name="P2"><text:span text:style-name="T2"><text:a xlink:href="https://www.webrankinfo.com/dossiers/conseils/balise-meta-robots" xlink:type="simple">Solution  ( WEBRANKINFO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9">
          <table:table-cell table:style-name="ce6" office:value-type="float" office:value="24" calcext:value-type="float">
            <text:p>24</text:p>
          </table:table-cell>
          <table:table-cell table:style-name="ce17" office:value-type="string" calcext:value-type="string">
            <text:p>Accessibilité</text:p>
          </table:table-cell>
          <table:table-cell table:style-name="ce27"/>
          <table:table-cell table:style-name="ce34" office:value-type="string" calcext:value-type="string">
            <text:p>Navigation</text:p>
          </table:table-cell>
          <table:table-cell table:style-name="ce34"/>
          <table:table-cell table:style-name="ce17" office:value-type="string" calcext:value-type="string">
            <text:p>Dans un ensemble de pages, les mécanismes de navigation qui se répètent sur plusieurs pages Web se présentent dans le même ordre relatif chaque fois qu'ils sont répétés, à moins qu'un changement soit initié par l'utilisateur.</text:p>
          </table:table-cell>
          <table:table-cell table:style-name="ce45"/>
          <table:table-cell table:style-name="ce49" office:value-type="string" calcext:value-type="string">
            <text:p>La barre de navigation n'indique pas si nous somme sur l'accueil ou la page de contact.</text:p>
          </table:table-cell>
          <table:table-cell table:style-name="ce49"/>
          <table:table-cell table:style-name="ce52" office:value-type="string" calcext:value-type="string">
            <text:p>Souligner le lien de la page active avec la balise &lt;u&gt; pour spécifier visuellement aux visiteurs sur quel page il ce trouve.</text:p>
          </table:table-cell>
          <table:table-cell table:style-name="ce55"/>
          <table:table-cell table:style-name="ce60">
            <draw:a xlink:type="simple" xlink:href="https://www.w3.org/Translations/WCAG20-fr/#consistent-behavior">
              <draw:custom-shape table:end-cell-address="'Audit SEO'.L25" table:end-x="8.545cm" table:end-y="2.484cm" draw:z-index="31" draw:style-name="gr2" draw:text-style-name="P3" svg:width="8.32cm" svg:height="0.81cm" svg:x="0.225cm" svg:y="1.674cm">
                <text:p text:style-name="P2"><text:span text:style-name="T2"><text:a xlink:href="https://www.w3.org/Translations/WCAG20-fr/#consistent-behavior" xlink:type="simple">Solution  ( W3.ORG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20">
          <table:table-cell table:style-name="ce6" office:value-type="float" office:value="25" calcext:value-type="float">
            <text:p>25</text:p>
          </table:table-cell>
          <table:table-cell table:style-name="ce17" office:value-type="string" calcext:value-type="string">
            <text:p>SEO</text:p>
          </table:table-cell>
          <table:table-cell table:style-name="ce27"/>
          <table:table-cell table:style-name="ce34" office:value-type="string" calcext:value-type="string">
            <text:p>Réseaux sociaux</text:p>
          </table:table-cell>
          <table:table-cell table:style-name="ce34"/>
          <table:table-cell table:style-name="ce18" office:value-type="string" calcext:value-type="string">
            <text:p>Les cibles tactiles sont les zones d'une page Web avec lesquelles les utilisateurs sur les appareils tactiles peuvent interagir. Les boutons, les liens et les éléments de formulaire ont tous des cibles tactiles.</text:p>
          </table:table-cell>
          <table:table-cell table:style-name="ce55"/>
          <table:table-cell table:style-name="ce49" office:value-type="string" calcext:value-type="string">
            <text:p>Les icônes sont redimensionner à 30px et ne sont pas sécurisé.</text:p>
          </table:table-cell>
          <table:table-cell table:style-name="ce49"/>
          <table:table-cell table:style-name="ce52" office:value-type="string" calcext:value-type="string">
            <text:p>Augmenter la taille des icônes de 30px à 48px et sécuriser les liens avec l'attribut rel="noopener".</text:p>
          </table:table-cell>
          <table:table-cell table:style-name="ce55"/>
          <table:table-cell table:style-name="ce60">
            <draw:a xlink:type="simple" xlink:href="https://web.dev/tap-targets/?utm_source=lighthouse&amp;utm_medium=lr">
              <draw:custom-shape table:end-cell-address="'Audit SEO'.L26" table:end-x="8.545cm" table:end-y="2.405cm" draw:z-index="32" draw:style-name="gr2" draw:text-style-name="P3" svg:width="8.32cm" svg:height="0.81cm" svg:x="0.225cm" svg:y="1.595cm">
                <text:p text:style-name="P2"><text:span text:style-name="T2"><text:a xlink:href="https://web.dev/tap-targets/?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0">
          <table:table-cell table:style-name="ce6" office:value-type="float" office:value="26" calcext:value-type="float">
            <text:p>26</text:p>
          </table:table-cell>
          <table:table-cell table:style-name="ce17" office:value-type="string" calcext:value-type="string">
            <text:p>Accessibilité</text:p>
          </table:table-cell>
          <table:table-cell table:style-name="ce27"/>
          <table:table-cell table:style-name="ce34" office:value-type="string" calcext:value-type="string">
            <text:p>Formulaire de contact</text:p>
          </table:table-cell>
          <table:table-cell table:style-name="ce34"/>
          <table:table-cell table:style-name="ce18" office:value-type="string" calcext:value-type="string">
            <text:p>Ajouter des placeholdes au champs de saisie et utiliser des labels.</text:p>
          </table:table-cell>
          <table:table-cell table:style-name="ce55"/>
          <table:table-cell table:style-name="ce49" office:value-type="string" calcext:value-type="string">
            <text:p>Aucun placeholder dans les input du formulaire de contact. Les labels n'utilisent pas l'attribut "for" pour les "id".</text:p>
          </table:table-cell>
          <table:table-cell table:style-name="ce49"/>
          <table:table-cell table:style-name="ce52" office:value-type="string" calcext:value-type="string">
            <text:p>Ajouter les placeholders pour indiquer à l'utilisateur de renseigner le champ et ajouter les attributs "for" au "id" associé.</text:p>
          </table:table-cell>
          <table:table-cell table:style-name="ce55"/>
          <table:table-cell table:style-name="ce60">
            <draw:a xlink:type="simple" xlink:href="https://web.dev/label/?utm_source=lighthouse&amp;utm_medium=lr">
              <draw:custom-shape table:end-cell-address="'Audit SEO'.L27" table:end-x="8.545cm" table:end-y="1.534cm" draw:z-index="33" draw:style-name="gr2" draw:text-style-name="P3" svg:width="8.32cm" svg:height="0.81cm" svg:x="0.225cm" svg:y="0.724cm">
                <text:p text:style-name="P2"><text:span text:style-name="T2"><text:a xlink:href="https://web.dev/label/?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21">
          <table:table-cell table:style-name="ce6" office:value-type="float" office:value="27" calcext:value-type="float">
            <text:p>27</text:p>
          </table:table-cell>
          <table:table-cell table:style-name="ce17" office:value-type="string" calcext:value-type="string">
            <text:p>SEO</text:p>
          </table:table-cell>
          <table:table-cell table:style-name="ce27"/>
          <table:table-cell table:style-name="ce34" office:value-type="string" calcext:value-type="string">
            <text:p>Google Search Console</text:p>
          </table:table-cell>
          <table:table-cell table:style-name="ce34"/>
          <table:table-cell table:style-name="ce18" office:value-type="string" calcext:value-type="string">
            <text:p>La Google Search Console est un outil gratuit que Google met à votre disposition pour vous aider à surveiller et à maintenir le référencement naturel de votre site.</text:p>
          </table:table-cell>
          <table:table-cell table:style-name="ce58"/>
          <table:table-cell table:style-name="ce49" office:value-type="string" calcext:value-type="string">
            <text:p>Aucun suivi du site via la Google Search Console n'est configuré.</text:p>
          </table:table-cell>
          <table:table-cell table:style-name="ce49"/>
          <table:table-cell table:style-name="ce52" office:value-type="string" calcext:value-type="string">
            <text:p>Mettre en place la Google Search Console pour le site web afin de suivre et analyser le traffic du site, optimiser les pages HTML et surveiller l'évolution du référencement naturel.</text:p>
          </table:table-cell>
          <table:table-cell table:style-name="ce55"/>
          <table:table-cell table:style-name="ce60">
            <draw:a xlink:type="simple" xlink:href="https://ledigitalizeur.fr/seo/google-search-console-referencement/">
              <draw:custom-shape table:end-cell-address="'Audit SEO'.L28" table:end-x="8.545cm" table:end-y="1.913cm" draw:z-index="34" draw:style-name="gr2" draw:text-style-name="P3" svg:width="8.32cm" svg:height="0.81cm" svg:x="0.225cm" svg:y="1.103cm">
                <text:p text:style-name="P2"><text:span text:style-name="T2"><text:a xlink:href="https://ledigitalizeur.fr/seo/google-search-console-referencement/" xlink:type="simple">Solution  ( Ledigitalizeur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22">
          <table:table-cell table:style-name="ce6" office:value-type="float" office:value="28" calcext:value-type="float">
            <text:p>28</text:p>
          </table:table-cell>
          <table:table-cell table:style-name="ce17" office:value-type="string" calcext:value-type="string">
            <text:p>SEO</text:p>
          </table:table-cell>
          <table:table-cell table:style-name="ce27"/>
          <table:table-cell table:style-name="ce34" office:value-type="string" calcext:value-type="string">
            <text:p>Google Analytics</text:p>
          </table:table-cell>
          <table:table-cell table:style-name="ce34"/>
          <table:table-cell table:style-name="ce18" office:value-type="string" calcext:value-type="string">
            <text:p>Intégrer Google Analytics au site pour suivre le traffic et suivre son évolution.</text:p>
          </table:table-cell>
          <table:table-cell table:style-name="ce58"/>
          <table:table-cell table:style-name="ce49" office:value-type="string" calcext:value-type="string">
            <text:p>Aucun suivi du site via Google Analytics n'est configuré.</text:p>
          </table:table-cell>
          <table:table-cell table:style-name="ce49"/>
          <table:table-cell table:style-name="ce52" office:value-type="string" calcext:value-type="string">
            <text:p>Intégrer Google Analytics pour obtenir toutes sortes de statistiques sur le site comme le nombre de visites, nombre de pages vues, nombre de visiteurs par pages et par visite, le taux de rebond, détecter les pages lentes, calculer le nombre de nouveaux visiteurs, etc... </text:p>
          </table:table-cell>
          <table:table-cell table:style-name="ce55"/>
          <table:table-cell table:style-name="ce60">
            <draw:a xlink:type="simple" xlink:href="https://fr.semrush.com/blog/5-techniques-pour-faire-de-google-analytics-un-outil-seo/">
              <draw:custom-shape table:end-cell-address="'Audit SEO'.L29" table:end-x="8.545cm" table:end-y="1.814cm" draw:z-index="35" draw:style-name="gr2" draw:text-style-name="P3" svg:width="8.32cm" svg:height="0.81cm" svg:x="0.225cm" svg:y="1.004cm">
                <text:p text:style-name="P2"><text:span text:style-name="T2"><text:a xlink:href="https://fr.semrush.com/blog/5-techniques-pour-faire-de-google-analytics-un-outil-seo/" xlink:type="simple">Solution  ( SEMRUSH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0" table:number-rows-repeated="22">
          <table:table-cell table:style-name="ce8" table:number-columns-repeated="3"/>
          <table:table-cell table:style-name="ce38"/>
          <table:table-cell table:style-name="ce8"/>
          <table:table-cell table:style-name="ce38"/>
          <table:table-cell table:style-name="ce8" table:number-columns-repeated="1017"/>
          <table:table-cell/>
        </table:table-row>
        <table:table-row table:style-name="ro23" table:number-rows-repeated="20">
          <table:table-cell table:style-name="ce8" table:number-columns-repeated="3"/>
          <table:table-cell table:style-name="ce38"/>
          <table:table-cell table:style-name="ce8"/>
          <table:table-cell table:style-name="ce38"/>
          <table:table-cell table:style-name="ce8" table:number-columns-repeated="1017"/>
          <table:table-cell/>
        </table:table-row>
        <table:table-row table:style-name="ro23" table:number-rows-repeated="6">
          <table:table-cell table:number-columns-repeated="4"/>
          <table:table-cell table:style-name="ce43"/>
          <table:table-cell/>
          <table:table-cell table:style-name="ce43" table:number-columns-repeated="6"/>
          <table:table-cell table:number-columns-repeated="1012"/>
        </table:table-row>
        <table:table-row table:style-name="ro1" table:number-rows-repeated="119">
          <table:table-cell table:number-columns-repeated="4"/>
          <table:table-cell table:style-name="ce43"/>
          <table:table-cell/>
          <table:table-cell table:style-name="ce43" table:number-columns-repeated="6"/>
          <table:table-cell table:number-columns-repeated="1012"/>
        </table:table-row>
        <table:table-row table:style-name="ro1" table:number-rows-repeated="815">
          <table:table-cell table:number-columns-repeated="1024"/>
        </table:table-row>
        <table:table-row table:style-name="ro24" table:number-rows-repeated="1047563">
          <table:table-cell table:number-columns-repeated="1024"/>
        </table:table-row>
        <table:table-row table:style-name="ro25">
          <table:table-cell table:number-columns-repeated="1024"/>
        </table:table-row>
        <table:table-row table:style-name="ro2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ambria" svg:font-family="Cambria"/>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1" fo:font-family="Arial" fo:font-size="12pt" style:font-size-asian="12pt" style:font-name-complex="Arial1"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6cm" fo:margin-bottom="0.6cm" fo:margin-left="0.6cm" fo:margin-right="0.6cm" style:print-page-order="ttb" style:first-page-number="continue" style:scale-to-pages="3" style:table-centering="both" style:writing-mode="lr-tb" style:print="charts drawings objects zero-valu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1">00/00/0000</text:date>, <text:time style:data-style-name="N2" text:time-value="00:27:49.532090544">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tilisateur Microsoft Office</meta:initial-creator>
    <meta:creation-date>2019-07-30T12:33:25</meta:creation-date>
    <dc:date>2021-08-11T00:28:25.413550585</dc:date>
    <meta:generator>LibreOffice/7.1.4.2$Linux_X86_64 LibreOffice_project/a529a4fab45b75fefc5b6226684193eb000654f6</meta:generator>
    <meta:editing-duration>PT13H30M5S</meta:editing-duration>
    <meta:editing-cycles>101</meta:editing-cycles>
    <dc:subject>EL-WALID EL-KHABOU P#4 OC</dc:subject>
    <dc:title>Audit SEO du Projet P#4 OC Developpeur Web Front-End</dc:title>
    <meta:document-statistic meta:table-count="1" meta:cell-count="175" meta:object-count="36"/>
    <meta:user-defined meta:name="Propriétaire">EL-WALID EL-KHABOU</meta:user-defined>
  </office:meta>
</office:document-meta>
</file>